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4ea6b" draw:textarea-horizontal-align="justify" draw:textarea-vertical-align="middle" draw:auto-grow-height="false" fo:min-height="3.305cm" fo:min-width="3.443cm"/>
      <style:paragraph-properties style:writing-mode="lr-tb"/>
    </style:style>
    <style:style style:name="gr2" style:family="graphic" style:parent-style-name="standard">
      <style:graphic-properties draw:fill="solid" draw:fill-color="#ffaa95" draw:textarea-horizontal-align="justify" draw:textarea-vertical-align="middle" draw:auto-grow-height="false" fo:min-height="3.481cm" fo:min-width="3.585cm"/>
      <style:paragraph-properties style:writing-mode="lr-tb"/>
    </style:style>
    <style:style style:name="gr3" style:family="graphic" style:parent-style-name="standard">
      <style:graphic-properties draw:fill="solid" draw:fill-color="#ff8000" draw:textarea-horizontal-align="justify" draw:textarea-vertical-align="middle" draw:auto-grow-height="false" fo:min-height="3.197cm" fo:min-width="3.019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d4ea6b"/>
      <style:paragraph-properties fo:text-align="center" style:writing-mode="lr-tb"/>
    </style:style>
    <style:style style:name="P3" style:family="paragraph">
      <loext:graphic-properties draw:fill="solid" draw:fill-color="#ffaa95"/>
      <style:paragraph-properties fo:text-align="center" style:writing-mode="lr-tb"/>
    </style:style>
    <style:style style:name="P4" style:family="paragraph">
      <loext:graphic-properties draw:fill="solid" draw:fill-color="#ff800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575cm" svg:height="5.025cm" svg:x="0.975cm" svg:y="0.65cm">
          <text:p text:style-name="P1">Optimiz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5.775cm" svg:height="5.275cm" svg:x="5.675cm" svg:y="0.625cm">
          <text:p text:style-name="P1">Machine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4.975cm" svg:height="4.875cm" svg:x="3.8cm" svg:y="3.85cm">
          <text:p text:style-name="P1">Robotic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cm" fo:margin-bottom="0.2cm" fo:margin-left="0.2cm" fo:margin-right="0.2cm" fo:page-width="12.5cm" fo:page-height="9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27T10:46:23.486835235</meta:creation-date>
    <dc:date>2026-01-20T14:58:54.215524258</dc:date>
    <meta:editing-duration>PT58M54S</meta:editing-duration>
    <meta:editing-cycles>9</meta:editing-cycles>
    <meta:generator>LibreOffice/6.4.7.2$Linux_X86_64 LibreOffice_project/40$Build-2</meta:generator>
    <meta:document-statistic meta:object-count="3"/>
  </office:meta>
</office:document-meta>
</file>